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9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8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9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6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7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9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70" style:family="table-cell" style:parent-style-name="Default">
      <style:table-cell-properties fo:background-color="#ff33ff"/>
    </style:style>
    <style:style style:name="ce7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75" style:family="table-cell" style:parent-style-name="Default">
      <style:table-cell-properties fo:border-bottom="none" fo:border-left="none" fo:border-right="none" fo:border-top="0.06pt solid #000000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78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7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1" style:family="table-cell" style:parent-style-name="Default">
      <style:table-cell-properties fo:background-color="#ffffff"/>
    </style:style>
    <style:style style:name="ce82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2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5" office:value-type="string" calcext:value-type="string">
            <text:p>Englisch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Englischer Name</text:p>
          </table:table-cell>
          <table:table-cell table:style-name="ce28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83"/>
          <table:table-cell table:style-name="ce1" table:number-columns-repeated="1012"/>
        </table:table-row>
        <table:table-row table:style-name="ro2" table:number-rows-repeated="3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0" office:value-type="string" calcext:value-type="string">
            <text:p>Stellt 50% des maximalen Manas wieder her. 5 Minuten Abklingzeit.</text:p>
          </table:table-cell>
          <table:table-cell table:style-name="ce7" table:number-columns-repeated="2"/>
          <table:table-cell table:style-name="ce7" office:value-type="string" calcext:value-type="string">
            <text:p>unholyfrenzy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9" office:value-type="string" calcext:value-type="string">
            <text:p>Wenn er verprügelt wird.</text:p>
          </table:table-cell>
          <table:table-cell table:style-name="ce49" table:number-columns-repeated="3"/>
          <table:table-cell table:style-name="ce70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9" office:value-type="string" calcext:value-type="string">
            <text:p>Zum Schluss 20 % oder sowas.</text:p>
          </table:table-cell>
          <table:table-cell table:style-name="ce49" table:number-columns-repeated="3"/>
          <table:table-cell table:style-name="ce70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7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Pestkarren</text:p>
          </table:table-cell>
          <table:table-cell table:style-name="ce7"/>
          <table:table-cell table:style-name="ce7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/>
          <table:table-cell table:style-name="ce7" office:value-type="string" calcext:value-type="string">
            <text:p>unholyfrenzy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repeated="2"/>
          <table:table-cell table:style-name="ce7" office:value-type="string" calcext:value-type="string">
            <text:p>scout</text:p>
          </table:table-cell>
          <table:table-cell table:number-columns-repeated="1016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>
            <text:p>Dreifacher Sofortschaden von Schattengeschoss, Schaden von Qualen über Zeit.</text:p>
          </table:table-cell>
          <table:table-cell table:style-name="ce7"/>
          <table:table-cell table:style-name="ce7" office:value-type="string" calcext:value-type="string">
            <text:p>unsubmerge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/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 table:number-columns-spanned="4" table:number-rows-spanned="1">
            <text:p>Grundmanakosten, dann pro Sekunde. Viel Schaden. 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9" office:value-type="string" calcext:value-type="string">
            <text:p>Druide</text:p>
          </table:table-cell>
          <table:table-cell table:style-name="ce29"/>
          <table:table-cell table:style-name="ce38" table:number-columns-spanned="2" table:number-rows-spanned="1"/>
          <table:covered-table-cell table:style-name="ce50"/>
          <table:table-cell table:style-name="ce50" table:number-columns-repeated="2"/>
          <table:table-cell table:style-name="ce59"/>
          <table:table-cell table:style-name="ce69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9"/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0" office:value-type="string" calcext:value-type="string">
            <text:p>Kräuterheilung</text:p>
          </table:table-cell>
          <table:table-cell table:style-name="ce30"/>
          <table:table-cell table:style-name="ce39" office:value-type="string" calcext:value-type="string">
            <text:p>Verjüngung.</text:p>
          </table:table-cell>
          <table:table-cell table:style-name="ce51" table:number-columns-repeated="2"/>
          <table:table-cell table:style-name="ce51" office:value-type="string" calcext:value-type="string">
            <text:p>tankpilot</text:p>
          </table:table-cell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9" office:value-type="string" calcext:value-type="string">
            <text:p>Heilwelle.</text:p>
          </table:table-cell>
          <table:table-cell table:style-name="ce51" office:value-type="string" calcext:value-type="string">
            <text:p>Nicht so hoch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1" office:value-type="string" calcext:value-type="string">
            <text:p>Halt eher wenig Schaden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9" office:value-type="string" calcext:value-type="string">
            <text:p>Heilregen.</text:p>
          </table:table-cell>
          <table:table-cell table:style-name="ce51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9" office:value-type="string" calcext:value-type="string">
            <text:p>Stampede.</text:p>
          </table:table-cell>
          <table:table-cell table:style-name="ce51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1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9" office:value-type="string" calcext:value-type="string">
            <text:p>Heuschreckenschwarm.</text:p>
          </table:table-cell>
          <table:table-cell table:style-name="ce51" office:value-type="string" calcext:value-type="string">
            <text:p>Insgesamt ca. doppelt so viel Schaden wie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9" office:value-type="string" calcext:value-type="string">
            <text:p>Aufspießen.</text:p>
          </table:table-cell>
          <table:table-cell table:style-name="ce51" office:value-type="string" calcext:value-type="string">
            <text:p>Ca. Schaden von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2"/>
          <table:table-cell table:style-name="ce52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9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2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9" office:value-type="string" calcext:value-type="string">
            <text:p>Beschwört heilende Quelle.</text:p>
          </table:table-cell>
          <table:table-cell table:style-name="ce51" office:value-type="string" calcext:value-type="string">
            <text:p>Kein Mana mehr in Bärengestalt.</text:p>
          </table:table-cell>
          <table:table-cell table:style-name="ce51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9" office:value-type="string" calcext:value-type="string">
            <text:p>Beschwörung nur aus der Quelle möglich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9" office:value-type="string" calcext:value-type="string">
            <text:p>Beschwört Mana regenerierenden Hain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9" office:value-type="string" calcext:value-type="string">
            <text:p>Beschwört einen mächtigen Gefährten.</text:p>
          </table:table-cell>
          <table:table-cell table:style-name="ce51" office:value-type="string" calcext:value-type="string">
            <text:p>So wie Bären beschwören. Nur einer möglich!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40"/>
          <table:table-cell table:style-name="ce53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2"/>
          <table:table-cell table:style-name="ce52" office:value-type="string" calcext:value-type="string">
            <text:p>vengeanceinstant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4"/>
          <table:table-cell table:style-name="ce54" office:value-type="string" calcext:value-type="string">
            <text:p>summonfactory</text:p>
          </table:table-cell>
          <table:table-cell table:style-name="ce54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31" office:value-type="string" calcext:value-type="string">
            <text:p>Ritter</text:p>
          </table:table-cell>
          <table:table-cell table:style-name="ce31" table:number-columns-repeated="2"/>
          <table:table-cell table:style-name="ce55" table:number-columns-repeated="3"/>
          <table:table-cell table:style-name="ce66"/>
          <table:table-cell table:style-name="ce69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office:value-type="string" calcext:value-type="string">
            <text:p>tornad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>
            <text:p>Sollte durch Gegenstände beeinflusst werden</text:p>
          </table:table-cell>
          <table:table-cell/>
          <table:table-cell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/>
          <table:table-cell table:style-name="ce17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office:value-type="string" calcext:value-type="string">
            <text:p>unavatar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Eiserne Haut</text:p>
          </table:table-cell>
          <table:table-cell/>
          <table:table-cell table:style-name="ce17" office:value-type="string" calcext:value-type="string">
            <text:p>Passiv. Erhöht den Rüstungswert des Ritters um X.</text:p>
          </table:table-cell>
          <table:table-cell office:value-type="string" calcext:value-type="string">
            <text:p>Sollte Äquivalent zur Erhöhung der Bärengestalt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number-columns-repeated="2"/>
          <table:table-cell office:value-type="string" calcext:value-type="string">
            <text:p>transmute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office:value-type="string" calcext:value-type="string">
            <text:p>unetherealform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Unbeugsamkeit</text:p>
          </table:table-cell>
          <table:table-cell table:style-name="ce27"/>
          <table:table-cell table:style-name="ce27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41"/>
          <table:table-cell table:style-name="ce56" table:number-columns-repeated="4"/>
          <table:table-cell table:style-name="ce71"/>
          <table:table-cell table:style-name="ce32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3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4" table:number-rows-spanned="1">
            <text:p>Schon ordentlich Schaden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3" office:value-type="string" calcext:value-type="string">
            <text:p>Maximal 30%</text:p>
          </table:table-cell>
          <table:table-cell table:style-name="ce33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7" office:value-type="string" calcext:value-type="string" table:number-columns-spanned="5" table:number-rows-spanned="1">
            <text:p>Unterstützend gedacht, nicht so viel Schaden.</text:p>
          </table:table-cell>
          <table:covered-table-cell table:number-columns-repeated="2" table:style-name="ce57"/>
          <table:covered-table-cell/>
          <table:covered-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Wilder Blutrausch</text:p>
          </table:table-cell>
          <table:table-cell table:style-name="ce27"/>
          <table:table-cell table:style-name="ce27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3"/>
          <table:table-cell table:style-name="ce67"/>
          <table:table-cell table:style-name="ce54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2" office:value-type="string" calcext:value-type="string">
            <text:p>Waldläufer</text:p>
          </table:table-cell>
          <table:table-cell table:style-name="ce32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>
            <text:p>Durch die Abklingzeit darf es ruhig einiges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>
            <text:p>Etwa das Vierfache eines normalen Schusse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3" office:value-type="string" calcext:value-type="string">
            <text:p>Windlauf nur mit Stehenbleiben?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>
            <text:p>Weniger als 100%, Kosten pro Sekund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3" office:value-type="string" calcext:value-type="string">
            <text:p>Barade: „und Zaubern“ wurde rausgenommen.</text:p>
          </table:table-cell>
          <table:table-cell table:style-name="ce33"/>
          <table:table-cell table:style-name="ce65"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>
            <text:p>Entspricht eigentlich X-fachem Schaden, aber pst!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33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8" table:number-columns-repeated="3"/>
          <table:table-cell table:style-name="ce15"/>
          <table:table-cell table:style-name="ce72"/>
          <table:table-cell table:style-name="ce69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4" office:value-type="string" calcext:value-type="string">
            <text:p>Wut der Elemente</text:p>
          </table:table-cell>
          <table:table-cell table:style-name="ce34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5" table:number-columns-repeated="3"/>
          <table:table-cell table:style-name="ce68"/>
          <table:table-cell table:style-name="ce73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74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Pure Energie</text:p>
          </table:table-cell>
          <table:table-cell table:style-name="ce27"/>
          <table:table-cell table:style-name="ce27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>
          <table:table-cell table:style-name="ce19"/>
          <table:table-cell table:style-name="ce26"/>
          <table:table-cell table:style-name="ce35" table:number-columns-repeated="7"/>
          <table:table-cell table:style-name="ce75" table:number-columns-repeated="1015"/>
        </table:table-row>
        <table:table-row table:style-name="ro2">
          <table:table-cell table:style-name="ce20"/>
          <table:table-cell/>
          <table:table-cell table:style-name="ce36" table:number-columns-repeated="7"/>
          <table:table-cell table:style-name="ce76"/>
          <table:table-cell table:number-columns-repeated="1014"/>
        </table:table-row>
        <table:table-row table:style-name="ro2">
          <table:table-cell table:style-name="ce21"/>
          <table:table-cell table:style-name="ce27"/>
          <table:table-cell table:style-name="ce21" table:number-columns-repeated="7"/>
          <table:table-cell table:style-name="ce67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9" office:value-type="string" calcext:value-type="string">
            <text:p>Astralwandler</text:p>
          </table:table-cell>
          <table:table-cell table:style-name="ce29" table:number-columns-repeated="2"/>
          <table:table-cell table:style-name="ce59" table:number-columns-spanned="4" table:number-rows-spanned="1"/>
          <table:covered-table-cell table:number-columns-repeated="2" table:style-name="ce59"/>
          <table:covered-table-cell table:style-name="ce69"/>
          <table:table-cell table:style-name="ce69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4"/>
          <table:table-cell table:style-name="ce60" table:number-columns-repeated="3"/>
          <table:table-cell table:style-name="ce15"/>
          <table:table-cell table:style-name="ce72"/>
          <table:table-cell table:style-name="ce69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1" office:value-type="string" calcext:value-type="string">
            <text:p>Auch bei Immunität. Erstmal aus dem Tooltip rauslassen.</text:p>
          </table:table-cell>
          <table:table-cell table:style-name="ce61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7" office:value-type="string" calcext:value-type="string">
            <text:p>Ziel bleibt angreifba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7"/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7" office:value-type="string" calcext:value-type="string">
            <text:p>Support für Feuerelementarmagie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7" office:value-type="string" calcext:value-type="string">
            <text:p>Support ua. für Drachentöte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7" office:value-type="string" calcext:value-type="string">
            <text:p>Kein %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7" office:value-type="string" calcext:value-type="string">
            <text:p>Muss vermutlich gebalanced werden, ich glaube nicht, dass 10 Sek. passen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Hinrichtung</text:p>
          </table:table-cell>
          <table:table-cell table:style-name="ce27"/>
          <table:table-cell table:style-name="ce27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2"/>
          <table:table-cell table:style-name="ce62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60"/>
          <table:table-cell table:style-name="ce60" table:number-columns-repeated="2"/>
          <table:table-cell table:style-name="ce15"/>
          <table:table-cell table:style-name="ce77"/>
          <table:table-cell table:style-name="ce69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7" table:number-columns-repeated="3"/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/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7"/>
          <table:table-cell table:style-name="ce57"/>
          <table:table-cell table:style-name="ce57" office:value-type="string" calcext:value-type="string">
            <text:p>wispharvest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auberschutz</text:p>
          </table:table-cell>
          <table:table-cell/>
          <table:table-cell table:style-name="ce17" office:value-type="string" calcext:value-type="string">
            <text:p>Beschwört einen Zauberschutz, der selbst unsichtbar ist, unsichtbare Gegner aufdeckt, 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Manafluss</text:p>
          </table:table-cell>
          <table:table-cell table:style-name="ce23"/>
          <table:table-cell table:style-name="ce4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63" office:value-type="string" calcext:value-type="string">
            <text:p>Nicht kanalisiert, aber Mana/Sekunde</text:p>
          </table:table-cell>
          <table:table-cell table:style-name="ce63" table:number-columns-repeated="2"/>
          <table:table-cell table:style-name="ce23"/>
          <table:table-cell table:style-name="ce78"/>
          <table:table-cell table:style-name="ce81"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Rückkopplung</text:p>
          </table:table-cell>
          <table:table-cell table:style-name="ce23"/>
          <table:table-cell table:style-name="ce46" office:value-type="string" calcext:value-type="string">
            <text:p>Rückkopplung.</text:p>
          </table:table-cell>
          <table:table-cell table:style-name="ce63" table:number-columns-repeated="2"/>
          <table:table-cell table:style-name="ce63" office:value-type="string" calcext:value-type="string">
            <text:p>tankpilot</text:p>
          </table:table-cell>
          <table:table-cell table:style-name="ce23"/>
          <table:table-cell table:style-name="ce78"/>
          <table:table-cell table:style-name="ce81" table:number-columns-repeated="1014"/>
        </table:table-row>
        <table:table-row table:style-name="ro2">
          <table:table-cell table:style-name="ce23"/>
          <table:table-cell table:style-name="ce23" office:value-type="string" calcext:value-type="string">
            <text:p>Multiply</text:p>
          </table:table-cell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46" office:value-type="string" calcext:value-type="string">
            <text:p>Spiegelbild</text:p>
          </table:table-cell>
          <table:table-cell table:style-name="ce63" table:number-columns-repeated="2"/>
          <table:table-cell table:style-name="ce63" office:value-type="string" calcext:value-type="string">
            <text:p>vengeanceinstant</text:p>
          </table:table-cell>
          <table:table-cell table:style-name="ce23"/>
          <table:table-cell table:style-name="ce78"/>
          <table:table-cell table:style-name="ce81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rkane Bindung</text:p>
          </table:table-cell>
          <table:table-cell table:style-name="ce24"/>
          <table:table-cell table:style-name="ce47" office:value-type="string" calcext:value-type="string">
            <text:p>Alle Gegner in einem Umkreis von X Metern werden für Y Sekunden an Ort und Stelle festgewurzelt.</text:p>
          </table:table-cell>
          <table:table-cell table:style-name="ce64" table:number-columns-repeated="3"/>
          <table:table-cell table:style-name="ce24"/>
          <table:table-cell table:style-name="ce79"/>
          <table:table-cell table:style-name="ce82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nziehung</text:p>
          </table:table-cell>
          <table:table-cell table:style-name="ce24"/>
          <table:table-cell table:style-name="ce4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64" table:number-columns-repeated="3"/>
          <table:table-cell table:style-name="ce24"/>
          <table:table-cell table:style-name="ce79"/>
          <table:table-cell table:style-name="ce82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bstoß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64"/>
          <table:table-cell table:style-name="ce64" table:number-columns-repeated="2"/>
          <table:table-cell table:style-name="ce24"/>
          <table:table-cell table:style-name="ce79"/>
          <table:table-cell table:style-name="ce82"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7" office:value-type="string" calcext:value-type="string">
            <text:p>Die Dauer erhöht sich. Die Abklingzeit bleibt konstant.</text:p>
          </table:table-cell>
          <table:table-cell table:style-name="ce57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7" office:value-type="string" calcext:value-type="string">
            <text:p>Stille, Dauer erhöht sich</text:p>
          </table:table-cell>
          <table:table-cell table:style-name="ce57"/>
          <table:table-cell table:style-name="ce57" office:value-type="string" calcext:value-type="string">
            <text:p>unsubmerge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7" office:value-type="string" calcext:value-type="string">
            <text:p>Dauer erhöht sich</text:p>
          </table:table-cell>
          <table:table-cell table:style-name="ce57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7" office:value-type="string" calcext:value-type="string">
            <text:p>Kontrollierter Zeitfluss</text:p>
          </table:table-cell>
          <table:table-cell table:style-name="ce27"/>
          <table:table-cell table:style-name="ce4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2" office:value-type="string" calcext:value-type="string">
            <text:p>Teuer</text:p>
          </table:table-cell>
          <table:table-cell table:style-name="ce62" table:number-columns-repeated="2"/>
          <table:table-cell table:style-name="ce27"/>
          <table:table-cell table:style-name="ce80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.00.0000</text:date>, <text:time style:data-style-name="N2" text:time-value="22:22:19.2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4-01T22:38:26.668000000</dc:date>
    <meta:editing-duration>P1DT7H22M13S</meta:editing-duration>
    <meta:editing-cycles>191</meta:editing-cycles>
    <meta:document-statistic meta:table-count="3" meta:cell-count="562" meta:object-count="0"/>
  </office:meta>
</office:document-meta>
</file>